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57cm" fo:break-before="auto" style:use-optimal-row-height="true"/>
    </style:style>
    <style:style style:name="ro12" style:family="table-row">
      <style:table-row-properties style:row-height="1.8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row table:style-name="ro1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1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4">Horario de rutina técnico: “Locura sana”</text:span> II (Nivel 9)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6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08:30hs</text:span></text:p>
            <text:p><text:span text:style-name="T2">-</text:span></text:p>
            <text:p><text:span text:style-name="T2">09:1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08:30hs</text:span></text:p>
            <text:p><text:span text:style-name="T2">-</text:span></text:p>
            <text:p><text:span text:style-name="T2">09:1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</table:table-row>
        <table:table-row table:style-name="ro7"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2">11:30hs:Desayuno</text:span></text:p>
            <text:p><text:span text:style-name="T3">12:00hs</text:span></text:p>
          </table:table-cell>
          <table:table-cell/>
          <table:table-cell office:value-type="string" calcext:value-type="string">
            <text:p>11:30hs:Desayuno</text:p>
            <text:p><text:span text:style-name="T1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<text:span text:style-name="T2">11:30hs:Desayuno</text:span></text:p>
            <text:p><text:span text:style-name="T3">12:00hs</text:span></text:p>
          </table:table-cell>
          <table:table-cell office:value-type="string" calcext:value-type="string">
            <text:p><text:span text:style-name="T2">11:30hs:Desayuno</text:span></text:p>
            <text:p><text:span text:style-name="T3">12:00hs</text:span></text:p>
          </table:table-cell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1">09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1">09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8:30hs:Desayuno</text:span></text:p>
            <text:p><text:span text:style-name="T2">Energizante</text:span></text:p>
            <text:p><text:span text:style-name="T3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8:30hs:Desayuno</text:span></text:p>
            <text:p><text:span text:style-name="T2">Energizante</text:span></text:p>
            <text:p><text:span text:style-name="T3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00hs</text:span></text:p>
          </table:table-cell>
          <table:table-cell office:value-type="string" calcext:value-type="string">
            <text:p><text:span text:style-name="T2">08:30hs:Desayuno</text:span></text:p>
            <text:p><text:span text:style-name="T2">Energizante</text:span></text:p>
            <text:p><text:span text:style-name="T3">09:30hs</text:span></text:p>
          </table:table-cell>
          <table:table-cell office:value-type="string" calcext:value-type="string">
            <text:p><text:span text:style-name="T2">08:30hs:Desayuno</text:span></text:p>
            <text:p><text:span text:style-name="T2">Energizante</text:span></text:p>
            <text:p><text:span text:style-name="T3">09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8:0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58" table:number-columns-spanned="1" table:number-rows-spanned="10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1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1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07:00hs:</text:p>
            <text:p><text:span text:style-name="T2">Estudio/Trabajo</text:span></text:p>
            <text:p><text:span text:style-name="T2">O Código Libre</text:span></text:p>
            <text:p><text:span text:style-name="T3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2">Estudio/Trabajo</text:span></text:p>
            <text:p><text:span text:style-name="T2">O Código Libre</text:span></text:p>
            <text:p><text:span text:style-name="T3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07:00hs:</text:p>
            <text:p><text:span text:style-name="T2">Estudio/Trabajo</text:span></text:p>
            <text:p><text:span text:style-name="T2">O Código Libre</text:span></text:p>
            <text:p><text:span text:style-name="T3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07:00hs:</text:p>
            <text:p><text:span text:style-name="T2">Estudio/Trabajo</text:span></text:p>
            <text:p><text:span text:style-name="T2">O Código Libre</text:span></text:p>
            <text:p><text:span text:style-name="T3">09:00hs</text:span>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<text:span text:style-name="T2">08:30hs:</text:span></text:p>
            <text:p><text:span text:style-name="T2">Estudio/Trabajo</text:span>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2">10:3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2">10:3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1">09:00hs</text:span></text:p>
          </table:table-cell>
          <table:table-cell/>
          <table:table-cell office:value-type="string" calcext:value-type="string">
            <text:p><text:span text:style-name="T2">10:3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2">10:3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08:30hs:</text:span></text:p>
            <text:p><text:span text:style-name="T2">Estudio/Trabajo</text:span></text:p>
            <text:p><text:span text:style-name="T3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2">08:30hs:</text:span></text:p>
            <text:p><text:span text:style-name="T2">Código</text:span></text:p>
            <text:p><text:span text:style-name="T2">Libre</text:span></text:p>
            <text:p><text:span text:style-name="T3">09:30hs</text:span></text:p>
          </table:table-cell>
          <table:table-cell office:value-type="string" calcext:value-type="string">
            <text:p><text:span text:style-name="T2">10:0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08:30hs:</text:span></text:p>
            <text:p><text:span text:style-name="T2">Estudio/Trabajo</text:span></text:p>
            <text:p><text:span text:style-name="T3">10:30hs</text:span></text:p>
          </table:table-cell>
          <table:table-cell office:value-type="string" calcext:value-type="string">
            <text:p><text:span text:style-name="T2">07:30hs:</text:span></text:p>
            <text:p><text:span text:style-name="T2">Estudio/Trabajo</text:span></text:p>
            <text:p><text:span text:style-name="T3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2">08:30hs:</text:span></text:p>
            <text:p><text:span text:style-name="T2">Código</text:span></text:p>
            <text:p><text:span text:style-name="T2">Libre</text:span></text:p>
            <text:p><text:span text:style-name="T3">09:30hs</text:span></text:p>
          </table:table-cell>
          <table:table-cell office:value-type="string" calcext:value-type="string">
            <text:p><text:span text:style-name="T2">10:00hs:Estudio/</text:span></text:p>
            <text:p><text:span text:style-name="T2">Trabajo o</text:span></text:p>
            <text:p><text:span text:style-name="T2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office:value-type="string" calcext:value-type="string">
            <text:p><text:span text:style-name="T2">07:30hs:</text:span></text:p>
            <text:p><text:span text:style-name="T2">Galactic</text:span></text:p>
            <text:p><text:span text:style-name="T2">Gym</text:span></text:p>
            <text:p><text:span text:style-name="T3">09:00hs</text:span></text:p>
          </table:table-cell>
          <table:table-cell table:style-name="ce21"/>
          <table:table-cell/>
          <table:table-cell office:value-type="string" calcext:value-type="string">
            <text:p><text:span text:style-name="T2">08:30hs:</text:span></text:p>
            <text:p><text:span text:style-name="T2">Código</text:span></text:p>
            <text:p><text:span text:style-name="T2">Libre</text:span></text:p>
            <text:p><text:span text:style-name="T3">09:30hs</text:span></text:p>
          </table:table-cell>
          <table:table-cell office:value-type="string" calcext:value-type="string">
            <text:p><text:span text:style-name="T2">10:00hs:Estudio/</text:span></text:p>
            <text:p><text:span text:style-name="T2">Trabajo o</text:span></text:p>
            <text:p><text:span text:style-name="T2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office:value-type="string" calcext:value-type="string">
            <text:p><text:span text:style-name="T2">07:30hs:</text:span></text:p>
            <text:p><text:span text:style-name="T2">Estudio/Trabajo</text:span></text:p>
            <text:p><text:span text:style-name="T3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2">08:30hs:</text:span></text:p>
            <text:p><text:span text:style-name="T2">Código</text:span></text:p>
            <text:p><text:span text:style-name="T2">Libre</text:span></text:p>
            <text:p><text:span text:style-name="T3">09:30hs</text:span></text:p>
          </table:table-cell>
          <table:table-cell office:value-type="string" calcext:value-type="string">
            <text:p><text:span text:style-name="T2">10:00hs:Estudio/</text:span></text:p>
            <text:p><text:span text:style-name="T2">Trabajo o</text:span></text:p>
            <text:p><text:span text:style-name="T2"> Código Libre</text:span></text:p>
            <text:p><text:span text:style-name="T3">11:35hs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office:value-type="string" calcext:value-type="string">
            <text:p>10:30hs:</text:p>
            <text:p><text:span text:style-name="T2">Estudio/Trabajo</text:span>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10:30hs:</text:p>
            <text:p>Estudio/Trabajo</text:p>
            <text:p><text:span text:style-name="T1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office:value-type="string" calcext:value-type="string">
            <text:p>10:30hs:</text:p>
            <text:p><text:span text:style-name="T2">Estudio/Trabajo</text:span>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10:30hs:</text:p>
            <text:p>Estudio/Trabajo</text:p>
            <text:p><text:span text:style-name="T1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/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2">O Código Libre</text:span></text:p>
            <text:p><text:span text:style-name="T3">11:35hs</text:span></text:p>
          </table:table-cell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2">O Código Libre</text:span></text:p>
            <text:p><text:span text:style-name="T3">11:35hs</text:span></text:p>
          </table:table-cell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2">O Código Libre</text:span></text:p>
            <text:p><text:span text:style-name="T3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09:30hs</text:span></text:p>
          </table:table-cell>
          <table:table-cell table:style-name="ce21"/>
          <table:table-cell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3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3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3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3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<text:span text:style-name="T2">11:30hs:</text:span>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3"/>
          <table:table-cell office:value-type="string" calcext:value-type="string">
            <text:p><text:span text:style-name="T2">11:0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office:value-type="string" calcext:value-type="string">
            <text:p><text:span text:style-name="T2">11:0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/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office:value-type="string" calcext:value-type="string">
            <text:p><text:span text:style-name="T2">11:0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/>
          <table:covered-table-cell/>
        </table:table-row>
        <table:table-row table:style-name="ro7">
          <table:table-cell table:number-columns-repeated="4"/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style-name="Default"/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2">Respuesta a </text:span></text:p>
            <text:p><text:span text:style-name="T2">Estudio/Trabajo</text:span></text:p>
            <text:p><text:span text:style-name="T3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1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1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1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Estudio/</text:span></text:p>
            <text:p><text:span text:style-name="T2">Trabajo o</text:span></text:p>
            <text:p><text:span text:style-name="T2"> Código Libre</text:span>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 Galactic</text:p>
            <text:p>Gym</text:p>
            <text:p><text:span text:style-name="T1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6:00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4:30hs:Baño</text:p>
            <text:p><text:span text:style-name="T1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4:30hs:Baño</text:p>
            <text:p><text:span text:style-name="T1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 office:value-type="string" calcext:value-type="string">
            <text:p>14:30hs:</text:p>
            <text:p><text:span text:style-name="T2">Estudio/</text:span></text:p>
            <text:p><text:span text:style-name="T2">Trabajo</text:span></text:p>
            <text:p><text:span text:style-name="T1">17:35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4:30hs:Baño</text:p>
            <text:p><text:span text:style-name="T1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Baño</text:span>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4:30hs:Baño</text:p>
            <text:p><text:span text:style-name="T1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/>
          <table:table-cell office:value-type="string" calcext:value-type="string">
            <text:p><text:span text:style-name="T2">15:30hs:</text:span></text:p>
            <text:p><text:span text:style-name="T2">Situaciones</text:span></text:p>
            <text:p><text:span text:style-name="T2">Especiales</text:span></text:p>
            <text:p><text:span text:style-name="T3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2">Respuesta a </text:span></text:p>
            <text:p><text:span text:style-name="T2">Estudio/Trabajo</text:span></text:p>
            <text:p><text:span text:style-name="T3">17:00hs</text:span></text:p>
          </table:table-cell>
          <table:table-cell office:value-type="string" calcext:value-type="string">
            <text:p><text:span text:style-name="T2">17:30hs:Baño</text:span></text:p>
            <text:p><text:span text:style-name="T3">18:30hs</text:span></text:p>
          </table:table-cell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1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Estudio/</text:span></text:p>
            <text:p><text:span text:style-name="T2">Trabajo</text:span></text:p>
            <text:p><text:span text:style-name="T3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1">17:35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</table:table-row>
        <table:table-row table:style-name="ro7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5:35hs:</text:p>
            <text:p>Reflexión</text:p>
            <text:p><text:span text:style-name="T1">16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1">17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</table:table-row>
        <table:table-row table:style-name="ro7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2">18:00hs:</text:span></text:p>
            <text:p><text:span text:style-name="T2">Respuesta a </text:span></text:p>
            <text:p><text:span text:style-name="T2">Estudio/Trabajo</text:span></text:p>
            <text:p><text:span text:style-name="T3">20:00hs</text:span></text:p>
          </table:table-cell>
          <table:table-cell table:style-name="Default"/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office:value-type="string" calcext:value-type="string">
            <text:p><text:span text:style-name="T2">18:00hs:Estudio/</text:span></text:p>
            <text:p><text:span text:style-name="T2">Trabajo</text:span></text:p>
            <text:p><text:span text:style-name="T1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2">18:00hs: </text:span></text:p>
            <text:p><text:span text:style-name="T2">Estudio/</text:span></text:p>
            <text:p><text:span text:style-name="T2">Trabajo</text:span></text:p>
            <text:p><text:span text:style-name="T3">20:00hs</text:span></text:p>
          </table:table-cell>
          <table:table-cell/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2">18:00hs: </text:span></text:p>
            <text:p><text:span text:style-name="T2">Estudio/</text:span></text:p>
            <text:p><text:span text:style-name="T2">Trabajo</text:span></text:p>
            <text:p><text:span text:style-name="T3">20:00hs</text:span></text:p>
          </table:table-cell>
          <table:table-cell/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2">18:00hs:Estudio/</text:span></text:p>
            <text:p><text:span text:style-name="T2">Trabajo</text:span></text:p>
            <text:p><text:span text:style-name="T1">Resto del día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1">20:00hs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1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1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1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1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1">17:30hs</text:span></text:p>
          </table:table-cell>
          <table:table-cell/>
          <table:table-cell table:style-name="ce58" table:number-columns-spanned="1" table:number-rows-spanned="4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/>
          <table:table-cell office:value-type="string" calcext:value-type="string">
            <text:p>18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1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7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21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20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1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</table:table-row>
        <table:table-row table:style-name="ro7"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6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2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2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/>
          <table:table-cell table:style-name="ce10" office:value-type="string" calcext:value-type="string">
            <text:p><text:span text:style-name="T2">23:30hs</text:span></text:p>
            <text:p><text:span text:style-name="T2">-</text:span></text:p>
            <text:p><text:span text:style-name="T2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2">19:00hs</text:span></text:p>
            <text:p><text:span text:style-name="T2">-</text:span></text:p>
            <text:p><text:span text:style-name="T2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2">21:00hs</text:span></text:p>
            <text:p><text:span text:style-name="T2">-</text:span></text:p>
            <text:p><text:span text:style-name="T2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2">19:00hs</text:span></text:p>
            <text:p><text:span text:style-name="T2">-</text:span></text:p>
            <text:p><text:span text:style-name="T2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2">19:00hs</text:span></text:p>
            <text:p><text:span text:style-name="T2">-</text:span></text:p>
            <text:p><text:span text:style-name="T2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</table:table-row>
        <table:table-row table:style-name="ro9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1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4">Horario de rutina técnico: “Locura sana”</text:span> II (Nivel 9)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2">Espacio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Atender </text:span></text:p>
            <text:p><text:span text:style-name="T2">Necesidades</text:span></text:p>
            <text:p><text:span text:style-name="T2">Urgentes de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Atender </text:span></text:p>
            <text:p><text:span text:style-name="T2">Necesidades</text:span></text:p>
            <text:p><text:span text:style-name="T2">Urgentes de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Atender </text:span></text:p>
            <text:p><text:span text:style-name="T2">Necesidades</text:span></text:p>
            <text:p><text:span text:style-name="T2">Urgentes de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2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2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2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2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2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</table:table-row>
        <table:table-row table:style-name="ro7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table:number-columns-repeated="5"/>
          <table:table-cell table:style-name="ce58" table:number-columns-spanned="1" table:number-rows-spanned="10"/>
          <table:table-cell/>
          <table:table-cell table:style-name="ce13"/>
          <table:table-cell table:number-columns-repeated="5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</table:table-row>
        <table:table-row table:style-name="ro12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1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7:30hs:Baño</text:span></text:p>
            <text:p><text:span text:style-name="T3">18:30hs</text:span></text:p>
          </table:table-cell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4"/>
          <table:covered-table-cell/>
        </table:table-row>
        <table:table-row table:style-name="ro7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5:35hs:</text:p>
            <text:p>Reflexión</text:p>
            <text:p><text:span text:style-name="T1">16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</table:table-row>
        <table:table-row table:style-name="ro7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1">20:00hs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7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21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20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</table:table-row>
        <table:table-row table:style-name="ro7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table:style-name="ce19"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33"/>
          <table:table-cell table:style-name="ce19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02:22:43.9529027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2:08:20.340881953</meta:creation-date>
    <dc:date>2021-06-29T02:25:10.590463119</dc:date>
    <meta:editing-duration>PT4M27S</meta:editing-duration>
    <meta:editing-cycles>3</meta:editing-cycles>
    <meta:generator>LibreOffice/6.4.7.2$Linux_X86_64 LibreOffice_project/40$Build-2</meta:generator>
    <meta:document-statistic meta:table-count="1" meta:cell-count="1809" meta:object-count="0"/>
  </office:meta>
</office:document-meta>
</file>